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lcon build --symlink-install --packages-ignore pose_refinement_module</text:p>
      <text:p text:style-name="Standard"/>
      <text:p text:style-name="Text_20_body">To run TA localizer</text:p>
      <text:p text:style-name="Text_20_body">ros2 run transition_localizer ta_tmm</text:p>
      <text:p text:style-name="Standard"/>
      <text:p text:style-name="Standard"/>
      <text:p text:style-name="Text_20_body">To launch this module:</text:p>
      <text:p text:style-name="Text_20_body">ros2 launch perception_interface perception_interface.launch.py </text:p>
      <text:p text:style-name="Text_20_body"> </text:p>
      <text:p text:style-name="Text_20_body">Along with that, you need to also make a service call:</text:p>
      <text:list xml:id="list4152510086" text:style-name="L1">
        <text:list-item>
          <text:p text:style-name="P1">ros2 service call /perception_interface/start_monitoring autonovus_msgs/srv/StartPIMonitoring "{context_name: 'outdoor_to_indoor', timeout: 120.0}" </text:p>
        </text:list-item>
      </text:list>
      <text:p text:style-name="Standard"/>
      <text:p text:style-name="Standard">If you see that 120 seconds timeout for the service call is not sufficient for getting an output from PIM, you can increase 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3:16:38.663597645</meta:creation-date>
    <dc:date>2025-09-15T13:17:50.449195638</dc:date>
    <meta:editing-duration>PT1M12S</meta:editing-duration>
    <meta:editing-cycles>1</meta:editing-cycles>
    <meta:document-statistic meta:table-count="0" meta:image-count="0" meta:object-count="0" meta:page-count="1" meta:paragraph-count="9" meta:word-count="68" meta:character-count="543" meta:non-whitespace-character-count="483"/>
    <meta:generator>LibreOffice/7.3.7.2$Linux_X86_64 LibreOffice_project/30$Build-2</meta:generator>
  </office:meta>
</office:document-meta>
</file>